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58471-1</text:p>
          </table:table-cell>
          <table:table-cell office:value-type="date" office:date-value="2022-08-26" calcext:value-type="date">
            <text:p>2022-08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8471-1</text:p>
          </table:table-cell>
          <table:table-cell office:value-type="date" office:date-value="2022-08-29" calcext:value-type="date">
            <text:p>2022-08-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8471-1</text:p>
          </table:table-cell>
          <table:table-cell office:value-type="date" office:date-value="2022-08-30" calcext:value-type="date">
            <text:p>2022-08-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8471-1</text:p>
          </table:table-cell>
          <table:table-cell office:value-type="date" office:date-value="2022-08-31" calcext:value-type="date">
            <text:p>2022-08-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8471-1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8471-1</text:p>
          </table:table-cell>
          <table:table-cell office:value-type="date" office:date-value="2022-09-02" calcext:value-type="date">
            <text:p>2022-09-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58471-2</text:p>
          </table:table-cell>
          <table:table-cell office:value-type="date" office:date-value="2022-08-26" calcext:value-type="date">
            <text:p>2022-08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8471-2</text:p>
          </table:table-cell>
          <table:table-cell office:value-type="date" office:date-value="2022-08-29" calcext:value-type="date">
            <text:p>2022-08-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8471-2</text:p>
          </table:table-cell>
          <table:table-cell office:value-type="date" office:date-value="2022-08-30" calcext:value-type="date">
            <text:p>2022-08-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8471-2</text:p>
          </table:table-cell>
          <table:table-cell office:value-type="date" office:date-value="2022-08-31" calcext:value-type="date">
            <text:p>2022-08-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8471-2</text:p>
          </table:table-cell>
          <table:table-cell office:value-type="date" office:date-value="2022-09-02" calcext:value-type="date">
            <text:p>2022-09-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58471-3</text:p>
          </table:table-cell>
          <table:table-cell office:value-type="date" office:date-value="2022-08-26" calcext:value-type="date">
            <text:p>2022-08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8471-3</text:p>
          </table:table-cell>
          <table:table-cell office:value-type="date" office:date-value="2022-08-29" calcext:value-type="date">
            <text:p>2022-08-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8471-3</text:p>
          </table:table-cell>
          <table:table-cell office:value-type="date" office:date-value="2022-08-30" calcext:value-type="date">
            <text:p>2022-08-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8471-3</text:p>
          </table:table-cell>
          <table:table-cell office:value-type="date" office:date-value="2022-08-31" calcext:value-type="date">
            <text:p>2022-08-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8471-3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8471-3</text:p>
          </table:table-cell>
          <table:table-cell office:value-type="date" office:date-value="2022-09-02" calcext:value-type="date">
            <text:p>2022-09-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58471-4</text:p>
          </table:table-cell>
          <table:table-cell office:value-type="date" office:date-value="2022-08-26" calcext:value-type="date">
            <text:p>2022-08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8471-4</text:p>
          </table:table-cell>
          <table:table-cell office:value-type="date" office:date-value="2022-08-29" calcext:value-type="date">
            <text:p>2022-08-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8471-4</text:p>
          </table:table-cell>
          <table:table-cell office:value-type="date" office:date-value="2022-08-30" calcext:value-type="date">
            <text:p>2022-08-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8471-4</text:p>
          </table:table-cell>
          <table:table-cell office:value-type="date" office:date-value="2022-08-31" calcext:value-type="date">
            <text:p>2022-08-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8471-4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8471-4</text:p>
          </table:table-cell>
          <table:table-cell office:value-type="date" office:date-value="2022-09-02" calcext:value-type="date">
            <text:p>2022-09-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58471-5</text:p>
          </table:table-cell>
          <table:table-cell office:value-type="date" office:date-value="2022-08-26" calcext:value-type="date">
            <text:p>2022-08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8471-5</text:p>
          </table:table-cell>
          <table:table-cell office:value-type="date" office:date-value="2022-08-29" calcext:value-type="date">
            <text:p>2022-08-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8471-5</text:p>
          </table:table-cell>
          <table:table-cell office:value-type="date" office:date-value="2022-08-30" calcext:value-type="date">
            <text:p>2022-08-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8471-5</text:p>
          </table:table-cell>
          <table:table-cell office:value-type="date" office:date-value="2022-08-31" calcext:value-type="date">
            <text:p>2022-08-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8471-5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8471-5</text:p>
          </table:table-cell>
          <table:table-cell office:value-type="date" office:date-value="2022-09-02" calcext:value-type="date">
            <text:p>2022-09-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68230-1</text:p>
          </table:table-cell>
          <table:table-cell office:value-type="date" office:date-value="2022-11-18" calcext:value-type="date">
            <text:p>2022-11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8230-1</text:p>
          </table:table-cell>
          <table:table-cell office:value-type="date" office:date-value="2022-11-21" calcext:value-type="date">
            <text:p>2022-11-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8230-1</text:p>
          </table:table-cell>
          <table:table-cell office:value-type="date" office:date-value="2022-11-22" calcext:value-type="date">
            <text:p>2022-11-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8230-1</text:p>
          </table:table-cell>
          <table:table-cell office:value-type="date" office:date-value="2022-11-23" calcext:value-type="date">
            <text:p>2022-11-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8230-1</text:p>
          </table:table-cell>
          <table:table-cell office:value-type="date" office:date-value="2022-11-24" calcext:value-type="date">
            <text:p>2022-11-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8230-1</text:p>
          </table:table-cell>
          <table:table-cell office:value-type="date" office:date-value="2022-11-25" calcext:value-type="date">
            <text:p>2022-11-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68230-2</text:p>
          </table:table-cell>
          <table:table-cell office:value-type="date" office:date-value="2022-11-18" calcext:value-type="date">
            <text:p>2022-11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8230-2</text:p>
          </table:table-cell>
          <table:table-cell office:value-type="date" office:date-value="2022-11-21" calcext:value-type="date">
            <text:p>2022-11-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8230-2</text:p>
          </table:table-cell>
          <table:table-cell office:value-type="date" office:date-value="2022-11-22" calcext:value-type="date">
            <text:p>2022-11-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8230-2</text:p>
          </table:table-cell>
          <table:table-cell office:value-type="date" office:date-value="2022-11-23" calcext:value-type="date">
            <text:p>2022-11-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8230-2</text:p>
          </table:table-cell>
          <table:table-cell office:value-type="date" office:date-value="2022-11-24" calcext:value-type="date">
            <text:p>2022-11-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8230-2</text:p>
          </table:table-cell>
          <table:table-cell office:value-type="date" office:date-value="2022-11-25" calcext:value-type="date">
            <text:p>2022-11-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68230-3</text:p>
          </table:table-cell>
          <table:table-cell office:value-type="date" office:date-value="2022-11-18" calcext:value-type="date">
            <text:p>2022-11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8230-3</text:p>
          </table:table-cell>
          <table:table-cell office:value-type="date" office:date-value="2022-11-21" calcext:value-type="date">
            <text:p>2022-11-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8230-3</text:p>
          </table:table-cell>
          <table:table-cell office:value-type="date" office:date-value="2022-11-22" calcext:value-type="date">
            <text:p>2022-11-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8230-3</text:p>
          </table:table-cell>
          <table:table-cell office:value-type="date" office:date-value="2022-11-23" calcext:value-type="date">
            <text:p>2022-11-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8230-3</text:p>
          </table:table-cell>
          <table:table-cell office:value-type="date" office:date-value="2022-11-24" calcext:value-type="date">
            <text:p>2022-11-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8230-3</text:p>
          </table:table-cell>
          <table:table-cell office:value-type="date" office:date-value="2022-11-25" calcext:value-type="date">
            <text:p>2022-11-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68230-4</text:p>
          </table:table-cell>
          <table:table-cell office:value-type="date" office:date-value="2022-11-18" calcext:value-type="date">
            <text:p>2022-11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8230-4</text:p>
          </table:table-cell>
          <table:table-cell office:value-type="date" office:date-value="2022-11-21" calcext:value-type="date">
            <text:p>2022-11-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8230-4</text:p>
          </table:table-cell>
          <table:table-cell office:value-type="date" office:date-value="2022-11-22" calcext:value-type="date">
            <text:p>2022-11-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8230-4</text:p>
          </table:table-cell>
          <table:table-cell office:value-type="date" office:date-value="2022-11-23" calcext:value-type="date">
            <text:p>2022-11-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8230-4</text:p>
          </table:table-cell>
          <table:table-cell office:value-type="date" office:date-value="2022-11-24" calcext:value-type="date">
            <text:p>2022-11-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8230-4</text:p>
          </table:table-cell>
          <table:table-cell office:value-type="date" office:date-value="2022-11-25" calcext:value-type="date">
            <text:p>2022-11-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68230-5</text:p>
          </table:table-cell>
          <table:table-cell office:value-type="date" office:date-value="2022-11-18" calcext:value-type="date">
            <text:p>2022-11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8230-5</text:p>
          </table:table-cell>
          <table:table-cell office:value-type="date" office:date-value="2022-11-21" calcext:value-type="date">
            <text:p>2022-11-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8230-5</text:p>
          </table:table-cell>
          <table:table-cell office:value-type="date" office:date-value="2022-11-22" calcext:value-type="date">
            <text:p>2022-11-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8230-5</text:p>
          </table:table-cell>
          <table:table-cell office:value-type="date" office:date-value="2022-11-23" calcext:value-type="date">
            <text:p>2022-11-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8230-5</text:p>
          </table:table-cell>
          <table:table-cell office:value-type="date" office:date-value="2022-11-24" calcext:value-type="date">
            <text:p>2022-11-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8230-5</text:p>
          </table:table-cell>
          <table:table-cell office:value-type="date" office:date-value="2022-11-25" calcext:value-type="date">
            <text:p>2022-11-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68231-1</text:p>
          </table:table-cell>
          <table:table-cell office:value-type="date" office:date-value="2022-12-09" calcext:value-type="date">
            <text:p>2022-12-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68231-1</text:p>
          </table:table-cell>
          <table:table-cell office:value-type="date" office:date-value="2022-12-16" calcext:value-type="date">
            <text:p>2022-12-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68231-2</text:p>
          </table:table-cell>
          <table:table-cell office:value-type="date" office:date-value="2022-12-09" calcext:value-type="date">
            <text:p>2022-12-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68231-2</text:p>
          </table:table-cell>
          <table:table-cell office:value-type="date" office:date-value="2022-12-16" calcext:value-type="date">
            <text:p>2022-12-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68231-3</text:p>
          </table:table-cell>
          <table:table-cell office:value-type="date" office:date-value="2022-12-09" calcext:value-type="date">
            <text:p>2022-12-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68231-3</text:p>
          </table:table-cell>
          <table:table-cell office:value-type="date" office:date-value="2022-12-16" calcext:value-type="date">
            <text:p>2022-12-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68231-4</text:p>
          </table:table-cell>
          <table:table-cell office:value-type="date" office:date-value="2022-12-09" calcext:value-type="date">
            <text:p>2022-12-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68231-4</text:p>
          </table:table-cell>
          <table:table-cell office:value-type="date" office:date-value="2022-12-16" calcext:value-type="date">
            <text:p>2022-12-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71216-2</text:p>
          </table:table-cell>
          <table:table-cell office:value-type="date" office:date-value="2023-02-03" calcext:value-type="date">
            <text:p>2023-02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1216-2</text:p>
          </table:table-cell>
          <table:table-cell office:value-type="date" office:date-value="2023-02-06" calcext:value-type="date">
            <text:p>2023-02-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1216-2</text:p>
          </table:table-cell>
          <table:table-cell office:value-type="date" office:date-value="2023-02-07" calcext:value-type="date">
            <text:p>2023-02-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1216-2</text:p>
          </table:table-cell>
          <table:table-cell office:value-type="date" office:date-value="2023-02-08" calcext:value-type="date">
            <text:p>2023-02-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71216-2</text:p>
          </table:table-cell>
          <table:table-cell office:value-type="date" office:date-value="2023-02-09" calcext:value-type="date">
            <text:p>2023-02-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1216-2</text:p>
          </table:table-cell>
          <table:table-cell office:value-type="date" office:date-value="2023-02-10" calcext:value-type="date">
            <text:p>2023-02-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71216-5</text:p>
          </table:table-cell>
          <table:table-cell office:value-type="date" office:date-value="2023-02-03" calcext:value-type="date">
            <text:p>2023-02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1216-5</text:p>
          </table:table-cell>
          <table:table-cell office:value-type="date" office:date-value="2023-02-06" calcext:value-type="date">
            <text:p>2023-02-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1216-5</text:p>
          </table:table-cell>
          <table:table-cell office:value-type="date" office:date-value="2023-02-07" calcext:value-type="date">
            <text:p>2023-02-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1216-5</text:p>
          </table:table-cell>
          <table:table-cell office:value-type="date" office:date-value="2023-02-08" calcext:value-type="date">
            <text:p>2023-02-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1216-5</text:p>
          </table:table-cell>
          <table:table-cell office:value-type="date" office:date-value="2023-02-09" calcext:value-type="date">
            <text:p>2023-02-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1216-5</text:p>
          </table:table-cell>
          <table:table-cell office:value-type="date" office:date-value="2023-02-10" calcext:value-type="date">
            <text:p>2023-02-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78139-1</text:p>
          </table:table-cell>
          <table:table-cell office:value-type="date" office:date-value="2023-02-17" calcext:value-type="date">
            <text:p>2023-02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78139-1</text:p>
          </table:table-cell>
          <table:table-cell office:value-type="date" office:date-value="2023-02-20" calcext:value-type="date">
            <text:p>2023-02-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78139-1</text:p>
          </table:table-cell>
          <table:table-cell office:value-type="date" office:date-value="2023-02-21" calcext:value-type="date">
            <text:p>2023-02-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78139-1</text:p>
          </table:table-cell>
          <table:table-cell office:value-type="date" office:date-value="2023-02-22" calcext:value-type="date">
            <text:p>2023-02-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78139-1</text:p>
          </table:table-cell>
          <table:table-cell office:value-type="date" office:date-value="2023-02-23" calcext:value-type="date">
            <text:p>2023-02-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78139-1</text:p>
          </table:table-cell>
          <table:table-cell office:value-type="date" office:date-value="2023-02-24" calcext:value-type="date">
            <text:p>2023-02-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78139-2</text:p>
          </table:table-cell>
          <table:table-cell office:value-type="date" office:date-value="2023-02-17" calcext:value-type="date">
            <text:p>2023-02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8139-2</text:p>
          </table:table-cell>
          <table:table-cell office:value-type="date" office:date-value="2023-02-20" calcext:value-type="date">
            <text:p>2023-02-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8139-2</text:p>
          </table:table-cell>
          <table:table-cell office:value-type="date" office:date-value="2023-02-21" calcext:value-type="date">
            <text:p>2023-02-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8139-2</text:p>
          </table:table-cell>
          <table:table-cell office:value-type="date" office:date-value="2023-02-22" calcext:value-type="date">
            <text:p>2023-02-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8139-2</text:p>
          </table:table-cell>
          <table:table-cell office:value-type="date" office:date-value="2023-02-23" calcext:value-type="date">
            <text:p>2023-02-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8139-2</text:p>
          </table:table-cell>
          <table:table-cell office:value-type="date" office:date-value="2023-02-24" calcext:value-type="date">
            <text:p>2023-02-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78139-3</text:p>
          </table:table-cell>
          <table:table-cell office:value-type="date" office:date-value="2023-02-17" calcext:value-type="date">
            <text:p>2023-02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8139-3</text:p>
          </table:table-cell>
          <table:table-cell office:value-type="date" office:date-value="2023-02-20" calcext:value-type="date">
            <text:p>2023-02-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8139-3</text:p>
          </table:table-cell>
          <table:table-cell office:value-type="date" office:date-value="2023-02-21" calcext:value-type="date">
            <text:p>2023-02-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8139-3</text:p>
          </table:table-cell>
          <table:table-cell office:value-type="date" office:date-value="2023-02-22" calcext:value-type="date">
            <text:p>2023-02-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8139-3</text:p>
          </table:table-cell>
          <table:table-cell office:value-type="date" office:date-value="2023-02-23" calcext:value-type="date">
            <text:p>2023-02-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8139-3</text:p>
          </table:table-cell>
          <table:table-cell office:value-type="date" office:date-value="2023-02-24" calcext:value-type="date">
            <text:p>2023-02-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78139-4</text:p>
          </table:table-cell>
          <table:table-cell office:value-type="date" office:date-value="2023-02-17" calcext:value-type="date">
            <text:p>2023-02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8139-4</text:p>
          </table:table-cell>
          <table:table-cell office:value-type="date" office:date-value="2023-02-20" calcext:value-type="date">
            <text:p>2023-02-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8139-4</text:p>
          </table:table-cell>
          <table:table-cell office:value-type="date" office:date-value="2023-02-21" calcext:value-type="date">
            <text:p>2023-02-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8139-4</text:p>
          </table:table-cell>
          <table:table-cell office:value-type="date" office:date-value="2023-02-22" calcext:value-type="date">
            <text:p>2023-02-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8139-4</text:p>
          </table:table-cell>
          <table:table-cell office:value-type="date" office:date-value="2023-02-23" calcext:value-type="date">
            <text:p>2023-02-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8139-4</text:p>
          </table:table-cell>
          <table:table-cell office:value-type="date" office:date-value="2023-02-24" calcext:value-type="date">
            <text:p>2023-02-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 style:data-style-name="N2" text:time-value="13:10:12.581066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9T11:19:38.227929710</meta:creation-date>
    <dc:date>2023-02-27T13:52:52.905339111</dc:date>
    <meta:editing-duration>PT1H43M34S</meta:editing-duration>
    <meta:editing-cycles>13</meta:editing-cycles>
    <meta:generator>LibreOffice/6.4.7.2$Linux_X86_64 LibreOffice_project/40$Build-2</meta:generator>
    <meta:document-statistic meta:table-count="1" meta:cell-count="624" meta:object-count="0"/>
  </office:meta>
</office:document-meta>
</file>